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2" style:family="graphic" style:parent-style-name="standard">
      <style:graphic-properties draw:stroke="dash" draw:stroke-dash="Fine_20_Dashed" svg:stroke-width="0.051cm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0000" draw:marker-start-width="0.381cm" draw:marker-end="Arrow" draw:marker-end-width="0.635cm" draw:textarea-horizontal-align="center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ff" draw:marker-start-width="0.381cm" draw:marker-end="Arrow" draw:marker-end-width="0.63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ff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ff0000" draw:marker-start-width="0.381cm" draw:marker-end-width="0.381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29cm"/>
    </style:style>
    <style:style style:name="gr9" style:family="graphic" style:parent-style-name="standard">
      <style:graphic-properties svg:stroke-width="0.051cm" draw:marker-start-width="0.381cm" draw:marker-end="Arrow" draw:marker-end-width="0.635cm" draw:textarea-horizontal-align="center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color="#0000ff"/>
    </style:style>
    <style:style style:name="P4" style:family="paragraph">
      <style:text-properties fo:color="#0000ff"/>
    </style:style>
    <style:style style:name="P5" style:family="paragraph">
      <style:paragraph-properties fo:margin-left="0cm" fo:margin-right="0cm" fo:text-indent="0cm"/>
      <style:text-properties fo:color="#ff0000" fo:font-size="18pt" style:font-size-asian="18pt" style:font-size-complex="18pt"/>
    </style:style>
    <style:style style:name="P6" style:family="paragraph">
      <style:text-properties fo:color="#ff0000" fo:font-size="18pt" style:font-size-asian="18pt" style:font-size-complex="18pt"/>
    </style:style>
    <style:style style:name="P7" style:family="paragraph">
      <style:text-properties style:text-underline-style="solid" style:text-underline-width="auto" style:text-underline-color="font-color"/>
    </style:style>
    <style:style style:name="T1" style:family="text">
      <style:text-properties fo:color="#0000ff" fo:font-family="'Liberation Sans'" style:font-family-generic="swiss" style:font-pitch="variable" fo:font-style="italic" style:font-family-asian="'MT Extra'" style:font-style-name-asian="Regular" style:font-pitch-asian="variable" style:font-charset-asian="x-symbol" style:font-style-asian="italic" style:font-family-complex="'MT Extra'" style:font-style-name-complex="Regular" style:font-pitch-complex="variable" style:font-charset-complex="x-symbol" style:font-style-complex="italic"/>
    </style:style>
    <style:style style:name="T2" style:family="text">
      <style:text-properties fo:color="#0000ff" style:text-position="-33% 58%" fo:font-family="'Liberation Sans'" style:font-family-generic="swiss" style:font-pitch="variable" style:font-family-asian="'MT Extra'" style:font-style-name-asian="Regular" style:font-pitch-asian="variable" style:font-charset-asian="x-symbol" style:font-family-complex="'MT Extra'" style:font-style-name-complex="Regular" style:font-pitch-complex="variable" style:font-charset-complex="x-symbol"/>
    </style:style>
    <style:style style:name="T3" style:family="text">
      <style:text-properties fo:color="#ff0000" fo:font-size="18pt" fo:font-style="italic" style:font-family-asian="'MT Extra'" style:font-style-name-asian="Regular" style:font-pitch-asian="variable" style:font-charset-asian="x-symbol" style:font-size-asian="18pt" style:font-style-asian="italic" style:font-family-complex="'MT Extra'" style:font-style-name-complex="Regular" style:font-pitch-complex="variable" style:font-charset-complex="x-symbol" style:font-size-complex="18pt" style:font-style-complex="italic"/>
    </style:style>
    <style:style style:name="T4" style:family="text">
      <style:text-properties fo:color="#ff0000" style:text-position="-33% 58%" fo:font-size="18pt" style:font-family-asian="'MT Extra'" style:font-style-name-asian="Regular" style:font-pitch-asian="variable" style:font-charset-asian="x-symbol" style:font-size-asian="18pt" style:font-family-complex="'MT Extra'" style:font-style-name-complex="Regular" style:font-pitch-complex="variable" style:font-charset-complex="x-symbol" style:font-size-complex="18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-33% 58%"/>
    </style:style>
    <style:style style:name="T7" style:family="text">
      <style:text-properties style:text-position="0% 100%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3.771cm" svg:y1="4.567cm" svg:x2="3.771cm" svg:y2="9.357cm">
          <text:p/>
        </draw:line>
        <draw:line draw:style-name="gr2" draw:text-style-name="P1" draw:layer="layout" svg:x1="3.771cm" svg:y1="9.567cm" svg:x2="3.771cm" svg:y2="20.622cm">
          <text:p/>
        </draw:line>
        <draw:line draw:style-name="gr3" draw:text-style-name="P1" draw:layer="layout" svg:x1="3.777cm" svg:y1="18.628cm" svg:x2="6.12cm" svg:y2="10.199cm">
          <text:p/>
        </draw:line>
        <draw:line draw:style-name="gr4" draw:text-style-name="P1" draw:layer="layout" svg:x1="3.827cm" svg:y1="18.676cm" svg:x2="7.632cm" svg:y2="12.542cm">
          <text:p/>
        </draw:line>
        <draw:custom-shape draw:style-name="gr5" draw:text-style-name="P1" draw:layer="layout" svg:width="7.806cm" svg:height="1.686cm" svg:x="0.045cm" svg:y="11.3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" draw:layer="layout" svg:width="4.881cm" svg:height="1.686cm" svg:x="1.349cm" svg:y="9.093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layer="layout" svg:width="0.82cm" svg:height="0.962cm" svg:x="4.073cm" svg:y="4.832cm">
          <draw:text-box>
            <text:p text:style-name="P2">z</text:p>
          </draw:text-box>
        </draw:frame>
        <draw:frame draw:style-name="gr8" draw:text-style-name="P4" draw:layer="layout" svg:width="0.845cm" svg:height="1.114cm" svg:x="7.486cm" svg:y="12.91cm">
          <draw:text-box>
            <text:p text:style-name="P3"><text:span text:style-name="T1">j</text:span><text:span text:style-name="T2">2</text:span></text:p>
          </draw:text-box>
        </draw:frame>
        <draw:frame draw:style-name="gr7" draw:text-style-name="P6" draw:layer="layout" svg:width="0.849cm" svg:height="1.114cm" svg:x="6.286cm" svg:y="10.01cm">
          <draw:text-box>
            <text:p text:style-name="P5"><text:span text:style-name="T3">j</text:span><text:span text:style-name="T4">1</text:span></text:p>
          </draw:text-box>
        </draw:frame>
        <draw:line draw:style-name="gr9" draw:text-style-name="P1" draw:layer="layout" svg:x1="3.778cm" svg:y1="18.629cm" svg:x2="9.522cm" svg:y2="5.625cm">
          <text:p/>
        </draw:line>
        <draw:line draw:style-name="gr2" draw:text-style-name="P1" draw:layer="layout" svg:x1="6.082cm" svg:y1="10.237cm" svg:x2="9.408cm" svg:y2="5.739cm">
          <text:p/>
        </draw:line>
        <draw:line draw:style-name="gr2" draw:text-style-name="P1" draw:layer="layout" svg:x1="7.632cm" svg:y1="12.542cm" svg:x2="9.408cm" svg:y2="5.739cm">
          <text:p/>
        </draw:line>
        <draw:frame draw:style-name="gr7" draw:layer="layout" svg:width="3.194cm" svg:height="1.114cm" svg:x="9.873cm" svg:y="5.032cm">
          <draw:text-box>
            <text:p text:style-name="P2">“<text:span text:style-name="T5">j</text:span> = <text:span text:style-name="T5">j</text:span><text:span text:style-name="T6">1</text:span> + <text:span text:style-name="T5">j</text:span><text:span text:style-name="T6">2</text:span><text:span text:style-name="T7">”</text:span></text:p>
          </draw:text-box>
        </draw:frame>
        <draw:line draw:style-name="gr1" draw:text-style-name="P1" draw:layer="layout" svg:x1="17.172cm" svg:y1="4.568cm" svg:x2="17.172cm" svg:y2="9.358cm">
          <text:p/>
        </draw:line>
        <draw:line draw:style-name="gr2" draw:text-style-name="P1" draw:layer="layout" svg:x1="17.21cm" svg:y1="9.568cm" svg:x2="17.21cm" svg:y2="20.623cm">
          <text:p/>
        </draw:line>
        <draw:line draw:style-name="gr3" draw:text-style-name="P1" draw:layer="layout" svg:x1="17.178cm" svg:y1="18.629cm" svg:x2="14.775cm" svg:y2="10.085cm">
          <text:p/>
        </draw:line>
        <draw:line draw:style-name="gr4" draw:text-style-name="P1" draw:layer="layout" svg:x1="17.228cm" svg:y1="18.677cm" svg:x2="21.033cm" svg:y2="12.543cm">
          <text:p/>
        </draw:line>
        <draw:custom-shape draw:style-name="gr5" draw:text-style-name="P1" draw:layer="layout" svg:width="7.806cm" svg:height="1.686cm" svg:x="13.446cm" svg:y="11.3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6" draw:text-style-name="P1" draw:layer="layout" svg:width="4.881cm" svg:height="1.686cm" svg:x="14.75cm" svg:y="9.094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7" draw:layer="layout" svg:width="0.82cm" svg:height="0.962cm" svg:x="17.474cm" svg:y="4.833cm">
          <draw:text-box>
            <text:p text:style-name="P2">z</text:p>
          </draw:text-box>
        </draw:frame>
        <draw:frame draw:style-name="gr8" draw:text-style-name="P4" draw:layer="layout" svg:width="0.845cm" svg:height="1.114cm" svg:x="20.887cm" svg:y="12.911cm">
          <draw:text-box>
            <text:p text:style-name="P3"><text:span text:style-name="T1">j</text:span><text:span text:style-name="T2">2</text:span></text:p>
          </draw:text-box>
        </draw:frame>
        <draw:frame draw:style-name="gr7" draw:text-style-name="P6" draw:layer="layout" svg:width="0.849cm" svg:height="1.114cm" svg:x="19.687cm" svg:y="10.011cm">
          <draw:text-box>
            <text:p text:style-name="P5"><text:span text:style-name="T3">j</text:span><text:span text:style-name="T4">1</text:span></text:p>
          </draw:text-box>
        </draw:frame>
        <draw:line draw:style-name="gr9" draw:text-style-name="P1" draw:layer="layout" svg:x1="17.179cm" svg:y1="18.63cm" svg:x2="20.785cm" svg:y2="5.625cm">
          <text:p/>
        </draw:line>
        <draw:line draw:style-name="gr2" draw:text-style-name="P1" draw:layer="layout" svg:x1="14.758cm" svg:y1="10.124cm" svg:x2="20.747cm" svg:y2="5.663cm">
          <text:p/>
        </draw:line>
        <draw:line draw:style-name="gr2" draw:text-style-name="P1" draw:layer="layout" svg:x1="21.033cm" svg:y1="12.543cm" svg:x2="20.747cm" svg:y2="5.777cm">
          <text:p/>
        </draw:line>
        <draw:frame draw:style-name="gr7" draw:layer="layout" svg:width="3.194cm" svg:height="1.114cm" svg:x="20.855cm" svg:y="4.58cm">
          <draw:text-box>
            <text:p text:style-name="P2">“<text:span text:style-name="T5">j</text:span> = <text:span text:style-name="T5">j</text:span><text:span text:style-name="T6">1</text:span> + <text:span text:style-name="T5">j</text:span><text:span text:style-name="T6">2</text:span><text:span text:style-name="T7">”</text:span></text:p>
          </draw:text-box>
        </draw:frame>
        <draw:frame draw:style-name="gr7" draw:text-style-name="P7" draw:layer="layout" svg:width="11.522cm" svg:height="0.962cm" svg:x="4.157cm" svg:y="21.204cm">
          <draw:text-box>
            <text:p text:style-name="P7"><text:span text:style-name="T8">Uncoupled picture: </text:span><text:span text:style-name="T9">j</text:span><text:span text:style-name="T8"> is not well defined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initial-creator>Jussi Eloranta</meta:initial-creator>
    <meta:creation-date>2007-12-24T08:21:08</meta:creation-date>
    <dc:creator>Jussi Eloranta</dc:creator>
    <dc:date>2009-03-02T10:00:07</dc:date>
    <meta:editing-cycles>27</meta:editing-cycles>
    <meta:editing-duration>PT00H55M51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